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underline-style="solid" style:text-underline-width="auto" style:text-underline-color="font-color"/>
    </style:style>
    <style:style style:name="T5" style:family="text">
      <style:text-properties style:text-position="0% 100%" style:text-underline-style="none"/>
    </style:style>
    <style:style style:name="T6" style:family="text">
      <style:text-properties style:text-line-through-style="solid"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6_30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6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Lucien Mos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October 23, 1894</text:p>
      <text:p text:style-name="P5">Month<text:tab/><text:tab/><text:tab/><text:tab/><text:tab/><text:tab/>October</text:p>
      <text:p text:style-name="P5">Year<text:tab/><text:tab/><text:tab/><text:tab/><text:tab/><text:tab/>1894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1631 Chestnut St./</text:p>
      <text:p text:style-name="P3">October 23rd 1894/</text:p>
      <text:p text:style-name="P2">Dear Mr Morais./</text:p>
      <text:p text:style-name="P2"><text:tab/>In this morning's/ Ledger under the heading of/ "Treatment of Animals"/ I notice your well timed remarks./ <text:s/>As a member of the Board Penn<text:span text:style-name="T2">a</text:span><text:span text:style-name="T3">/ Society to Protect Animals from/ Cruelty I have looked carefully/ into the matter of slaughtering/ at our abattoir, and also in/ Chicago. <text:s/>Besides this our Ag</text:span><text:span text:style-name="T2">t</text:span><text:span text:style-name="T3">/ M</text:span><text:span text:style-name="T2">r</text:span><text:span text:style-name="T3"> Fox whose duty it is to serve/ at this point has led us both/ to arrive at the conclusion/ that our Forefathers methods/ according to the Jewish rites/ was and is the most humane/</text:span></text:p>
      <text:p text:style-name="P2"><text:span text:style-name="T3"/></text:p>
      <text:p text:style-name="P2"><text:span text:style-name="T3">[Page 2]</text:span></text:p>
      <text:p text:style-name="P2"><text:span text:style-name="T3">and healthful. </text:span><text:span text:style-name="T6">method</text:span><text:span text:style-name="T3">--The/ knocking in the head with an/ iron instrument is uncertain/ and frequently fails to effect/ its purpose until several blows/ are given. <text:s/>The animal/ falls and upon opening it/ coagulated clots of blood are/ found in its body. <text:s/>With the/ knife a painless death is sure,/ and no clots </text:span><text:soft-page-break/><text:span text:style-name="T3">are found in the/ body. <text:s/>Much discussion has/ arisen on this subject, and I/ think candour compels an/ acknowledgment in our favor-/ from all </text:span><text:span text:style-name="T4">those Societies</text:span><text:span text:style-name="T5"> engaged/ in this Humanitarian work./</text:span></text:p>
      <text:p text:style-name="P2"><text:span text:style-name="T5"><text:tab/>With kindest regards Truly-/ Lucien Mos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2T11:27:18.43</meta:creation-date>
    <dc:date>2011-12-22T11:33:48.91</dc:date>
    <dc:creator>Penn Libraries</dc:creator>
    <meta:editing-duration>PT00H06M3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8" meta:word-count="352" meta:character-count="2364"/>
  </office:meta>
</office:document-meta>
</file>